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 Light" svg:font-family="'Cantarell Ligh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Light" fo:font-size="20pt" fo:font-weight="bold" officeooo:rsid="00052157" officeooo:paragraph-rsid="00052157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Cantarell Light" fo:font-size="10pt" fo:font-weight="bold" officeooo:rsid="00052157" officeooo:paragraph-rsid="00052157" style:font-size-asian="8.75pt" style:font-weight-asian="bold" style:font-size-complex="10pt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6" style:family="paragraph" style:parent-style-name="Heading_20_1">
      <style:paragraph-properties fo:margin-top="0cm" fo:margin-bottom="0.247cm" style:contextual-spacing="false" fo:line-height="115%" fo:text-align="justify" style:justify-single-word="false"/>
      <style:text-properties style:font-name="Cantarell Light" fo:font-size="10pt" officeooo:rsid="00052157" style:font-size-asian="8.75pt" style:font-size-complex="10pt"/>
    </style:style>
    <style:style style:name="P7" style:family="paragraph" style:parent-style-name="Preformatted_20_Text">
      <style:paragraph-properties fo:margin-top="0cm" fo:margin-bottom="0.247cm" style:contextual-spacing="false" fo:line-height="115%" fo:text-align="justify" style:justify-single-word="false"/>
      <style:text-properties style:font-name="Cantarell Light" fo:font-weight="bold" officeooo:rsid="00052157" style:font-size-asian="8.75pt" style:font-weight-asian="bold" style:font-weight-complex="bold"/>
    </style:style>
    <style:style style:name="P8" style:family="paragraph" style:parent-style-name="Text_20_body" style:list-style-name="L3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9" style:family="paragraph" style:parent-style-name="Text_20_body" style:list-style-name="L4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10" style:family="paragraph" style:parent-style-name="Heading_20_2">
      <style:paragraph-properties fo:margin-top="0cm" fo:margin-bottom="0.247cm" style:contextual-spacing="false" fo:line-height="115%" fo:text-align="justify" style:justify-single-word="false"/>
      <style:text-properties style:font-name="Cantarell Light" fo:font-size="10pt" officeooo:rsid="00052157" style:font-size-asian="8.75pt" style:font-size-complex="10pt"/>
    </style:style>
    <style:style style:name="P11" style:family="paragraph" style:parent-style-name="Text_20_body" style:list-style-name="L5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12" style:family="paragraph" style:parent-style-name="Text_20_body" style:list-style-name="L6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13" style:family="paragraph" style:parent-style-name="Text_20_body" style:list-style-name="L7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14" style:family="paragraph" style:parent-style-name="Text_20_body" style:list-style-name="L8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15" style:family="paragraph" style:parent-style-name="Text_20_body" style:list-style-name="L9">
      <style:paragraph-properties fo:text-align="justify" style:justify-single-word="false"/>
      <style:text-properties style:font-name="Cantarell Light" fo:font-size="10pt" fo:font-weight="bold" officeooo:rsid="0005215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ntarell Light" fo:font-size="10pt" fo:font-weight="bold" officeooo:rsid="00052157" officeooo:paragraph-rsid="00052157" style:font-size-asian="8.75pt" style:font-weight-asian="bold" style:font-size-complex="1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IT Docs</text:p>
      <text:p text:style-name="P1"/>
      <text:p text:style-name="P2"><text:span text:style-name="Emphasis">DOCUMENTACJA PLIKU pom.xml</text:span></text:p>
      <text:p text:style-name="P3">Plik pom.xml jest centralnym elementem projektu Maven — zawiera metadane, konfigurację kompilacji oraz pakowania.</text:p>
      <text:p text:style-name="P3"/>
      <text:list text:style-name="L1">
        <text:list-header>
          <text:p text:style-name="P4"><text:line-break/>4.0.0</text:p>
        </text:list-header>
      </text:list>
      <text:p text:style-name="P3">Opis elementów:</text:p>
      <text:list text:style-name="L2">
        <text:list-item>
          <text:p text:style-name="P5">xmlns, xmlns:xsi, xsi:schemaLocation: deklaracje przestrzeni nazw XML (POM 4.0.0)</text:p>
        </text:list-item>
        <text:list-item>
          <text:p text:style-name="P5">modelVersion: wersja modelu POM (zawsze 4.0.0)</text:p>
        </text:list-item>
      </text:list>
      <text:h text:style-name="P6" text:outline-level="1"><text:line-break/>2. Metadane projektu</text:h>
      <text:p text:style-name="P7"><text:span text:style-name="Source_20_Text">&lt;groupId&gt;netit.com&lt;/groupId&gt;</text:span></text:p>
      <text:p text:style-name="P7"><text:span text:style-name="Source_20_Text">&lt;artifactId&gt;netit&lt;/artifactId&gt;</text:span></text:p>
      <text:p text:style-name="P7"><text:span text:style-name="Source_20_Text">&lt;version&gt;0.2&lt;/version&gt;</text:span></text:p>
      <text:p text:style-name="P3">Opis elementów:</text:p>
      <text:list text:style-name="L3">
        <text:list-item>
          <text:p text:style-name="P8">groupId: unikalna nazwa grupy (zwykle odwrotna domena)</text:p>
        </text:list-item>
        <text:list-item>
          <text:p text:style-name="P8">artifactId: identyfikator artefaktu (nazwa aplikacji lub biblioteki)</text:p>
        </text:list-item>
        <text:list-item>
          <text:p text:style-name="P8">version: wersja projektu (semantyczne wersjonowanie)</text:p>
        </text:list-item>
      </text:list>
      <text:h text:style-name="P6" text:outline-level="1"><text:line-break/>3. Właściwości kompilacji</text:h>
      <text:p text:style-name="P7"><text:span text:style-name="Source_20_Text">&lt;properties&gt;</text:span></text:p>
      <text:p text:style-name="P7"><text:span text:style-name="Source_20_Text"><text:s text:c="4"/>&lt;project.build.sourceEncoding&gt;UTF-8&lt;/project.build.sourceEncoding&gt;</text:span></text:p>
      <text:p text:style-name="P7"><text:span text:style-name="Source_20_Text"><text:s text:c="4"/>&lt;maven.compiler.source&gt;21&lt;/maven.compiler.source&gt;</text:span></text:p>
      <text:p text:style-name="P7"><text:span text:style-name="Source_20_Text"><text:s text:c="4"/>&lt;maven.compiler.target&gt;21&lt;/maven.compiler.target&gt;</text:span></text:p>
      <text:p text:style-name="P7"><text:span text:style-name="Source_20_Text">&lt;/properties&gt;</text:span></text:p>
      <text:p text:style-name="P3">Opis elementów:</text:p>
      <text:list text:style-name="L4">
        <text:list-item>
          <text:p text:style-name="P9">project.build.sourceEncoding: kodowanie plików źródłowych (UTF-8)</text:p>
        </text:list-item>
        <text:list-item>
          <text:p text:style-name="P9">maven.compiler.source: poziom źródeł Java (wersja 21)</text:p>
        </text:list-item>
        <text:list-item>
          <text:p text:style-name="P9">maven.compiler.target: poziom bytecode (wersja 21)</text:p>
        </text:list-item>
      </text:list>
      <text:h text:style-name="P6" text:outline-level="1"><text:line-break/>4. Konfiguracja budowania</text:h>
      <text:p text:style-name="P3">Sekcja zawiera listę pluginów służących do kompilacji, pakowania i uruchamiania projektu.</text:p>
      <text:h text:style-name="P10" text:outline-level="2">4.1. Maven Compiler Plugin</text:h>
      <text:p text:style-name="P7"><text:span text:style-name="Source_20_Text">&lt;plugin&gt;</text:span></text:p>
      <text:p text:style-name="P7"><text:span text:style-name="Source_20_Text"><text:s text:c="2"/>&lt;groupId&gt;org.apache.maven.plugins&lt;/groupId&gt;</text:span></text:p>
      <text:p text:style-name="P7"><text:soft-page-break/><text:span text:style-name="Source_20_Text"><text:s text:c="2"/>&lt;artifactId&gt;maven-compiler-plugin&lt;/artifactId&gt;</text:span></text:p>
      <text:p text:style-name="P7"><text:span text:style-name="Source_20_Text"><text:s text:c="2"/>&lt;version&gt;3.11.0&lt;/version&gt;</text:span></text:p>
      <text:p text:style-name="P7"><text:span text:style-name="Source_20_Text"><text:s text:c="2"/>&lt;configuration&gt;</text:span></text:p>
      <text:p text:style-name="P7"><text:span text:style-name="Source_20_Text"><text:s text:c="6"/>&lt;release&gt;21&lt;/release&gt;</text:span></text:p>
      <text:p text:style-name="P7"><text:span text:style-name="Source_20_Text"><text:s text:c="6"/>&lt;compilerArgs&gt;</text:span></text:p>
      <text:p text:style-name="P7"><text:span text:style-name="Source_20_Text"><text:s text:c="10"/>&lt;arg&gt;--module-path&lt;/arg&gt;</text:span></text:p>
      <text:p text:style-name="P7"><text:span text:style-name="Source_20_Text"><text:s text:c="10"/>&lt;arg&gt;/opt/javafx-sdk-21/javafx-sdk-21.0.7/lib&lt;/arg&gt;</text:span></text:p>
      <text:p text:style-name="P7"><text:span text:style-name="Source_20_Text"><text:s text:c="10"/>&lt;arg&gt;--add-modules&lt;/arg&gt;</text:span></text:p>
      <text:p text:style-name="P7"><text:span text:style-name="Source_20_Text"><text:s text:c="10"/>&lt;arg&gt;javafx.controls,javafx.fxml&lt;/arg&gt;</text:span></text:p>
      <text:p text:style-name="P7"><text:span text:style-name="Source_20_Text"><text:s text:c="6"/>&lt;/compilerArgs&gt;</text:span></text:p>
      <text:p text:style-name="P7"><text:span text:style-name="Source_20_Text"><text:s text:c="2"/>&lt;/configuration&gt;</text:span></text:p>
      <text:p text:style-name="P7"><text:span text:style-name="Source_20_Text">&lt;/plugin&gt;</text:span></text:p>
      <text:p text:style-name="P3">Opis:</text:p>
      <text:list text:style-name="L5">
        <text:list-item>
          <text:p text:style-name="P11">release: ustawia kompilację do kompatybilności z Java 21</text:p>
        </text:list-item>
        <text:list-item>
          <text:p text:style-name="P11">compilerArgs: dodatkowe parametry kompilatora (<text:span text:style-name="Source_20_Text">--module-path</text:span> i <text:span text:style-name="Source_20_Text">--add-modules</text:span>) z lokalnym SDK JavaFX</text:p>
        </text:list-item>
      </text:list>
      <text:h text:style-name="P10" text:outline-level="2"/>
      <text:h text:style-name="P10" text:outline-level="2">4.2. Maven JAR Plugin</text:h>
      <text:p text:style-name="P7"><text:span text:style-name="Source_20_Text">&lt;plugin&gt;</text:span></text:p>
      <text:p text:style-name="P7"><text:span text:style-name="Source_20_Text"><text:s text:c="2"/>&lt;artifactId&gt;maven-jar-plugin&lt;/artifactId&gt;</text:span></text:p>
      <text:p text:style-name="P7"><text:span text:style-name="Source_20_Text"><text:s text:c="2"/>&lt;version&gt;3.3.0&lt;/version&gt;</text:span></text:p>
      <text:p text:style-name="P7"><text:span text:style-name="Source_20_Text"><text:s text:c="2"/>&lt;configuration&gt;</text:span></text:p>
      <text:p text:style-name="P7"><text:span text:style-name="Source_20_Text"><text:s text:c="4"/>&lt;archive&gt;</text:span></text:p>
      <text:p text:style-name="P7"><text:span text:style-name="Source_20_Text"><text:s text:c="6"/>&lt;manifest&gt;</text:span></text:p>
      <text:p text:style-name="P7"><text:span text:style-name="Source_20_Text"><text:s text:c="8"/>&lt;mainClass&gt;com.netit.Main&lt;/mainClass&gt;</text:span></text:p>
      <text:p text:style-name="P7"><text:span text:style-name="Source_20_Text"><text:s text:c="6"/>&lt;/manifest&gt;</text:span></text:p>
      <text:p text:style-name="P7"><text:span text:style-name="Source_20_Text"><text:s text:c="4"/>&lt;/archive&gt;</text:span></text:p>
      <text:p text:style-name="P7"><text:span text:style-name="Source_20_Text"><text:s text:c="2"/>&lt;/configuration&gt;</text:span></text:p>
      <text:p text:style-name="P7"><text:span text:style-name="Source_20_Text">&lt;/plugin&gt;</text:span></text:p>
      <text:p text:style-name="P3">Opis:</text:p>
      <text:list text:style-name="L6">
        <text:list-item>
          <text:p text:style-name="P12">Ustawia atrybut Main-Class w manifeście JAR-a, co pozwala na uruchomienie <text:span text:style-name="Source_20_Text">java -jar</text:span>.</text:p>
        </text:list-item>
      </text:list>
      <text:h text:style-name="P10" text:outline-level="2"/>
      <text:h text:style-name="P10" text:outline-level="2">4.3. Maven Shade Plugin (opcjonalny)</text:h>
      <text:p text:style-name="P7"><text:span text:style-name="Source_20_Text">&lt;plugin&gt;</text:span></text:p>
      <text:p text:style-name="P7"><text:span text:style-name="Source_20_Text"><text:s text:c="2"/>&lt;groupId&gt;org.apache.maven.plugins&lt;/groupId&gt;</text:span></text:p>
      <text:p text:style-name="P7"><text:span text:style-name="Source_20_Text"><text:s text:c="2"/>&lt;artifactId&gt;maven-shade-plugin&lt;/artifactId&gt;</text:span></text:p>
      <text:p text:style-name="P7"><text:soft-page-break/><text:span text:style-name="Source_20_Text"><text:s text:c="2"/>&lt;version&gt;3.4.1&lt;/version&gt;</text:span></text:p>
      <text:p text:style-name="P7"><text:span text:style-name="Source_20_Text"><text:s text:c="2"/>&lt;executions&gt;</text:span></text:p>
      <text:p text:style-name="P7"><text:span text:style-name="Source_20_Text"><text:s text:c="4"/>&lt;execution&gt;</text:span></text:p>
      <text:p text:style-name="P7"><text:span text:style-name="Source_20_Text"><text:s text:c="6"/>&lt;phase&gt;package&lt;/phase&gt;</text:span></text:p>
      <text:p text:style-name="P7"><text:span text:style-name="Source_20_Text"><text:s text:c="6"/>&lt;goals&gt;</text:span></text:p>
      <text:p text:style-name="P7"><text:span text:style-name="Source_20_Text"><text:s text:c="8"/>&lt;goal&gt;shade&lt;/goal&gt;</text:span></text:p>
      <text:p text:style-name="P7"><text:span text:style-name="Source_20_Text"><text:s text:c="6"/>&lt;/goals&gt;</text:span></text:p>
      <text:p text:style-name="P7"><text:span text:style-name="Source_20_Text"><text:s text:c="6"/>&lt;configuration&gt;</text:span></text:p>
      <text:p text:style-name="P7"><text:span text:style-name="Source_20_Text"><text:s text:c="8"/>&lt;transformers&gt;</text:span></text:p>
      <text:p text:style-name="P7"><text:span text:style-name="Source_20_Text"><text:s text:c="10"/>&lt;transformer implementation="org.apache.maven.plugins.shade.resource.ManifestResourceTransformer"&gt;</text:span></text:p>
      <text:p text:style-name="P7"><text:span text:style-name="Source_20_Text"><text:s text:c="12"/>&lt;mainClass&gt;com.netit.Main&lt;/mainClass&gt;</text:span></text:p>
      <text:p text:style-name="P7"><text:span text:style-name="Source_20_Text"><text:s text:c="10"/>&lt;/transformer&gt;</text:span></text:p>
      <text:p text:style-name="P7"><text:span text:style-name="Source_20_Text"><text:s text:c="8"/>&lt;/transformers&gt;</text:span></text:p>
      <text:p text:style-name="P7"><text:span text:style-name="Source_20_Text"><text:s text:c="8"/>&lt;filters&gt;</text:span></text:p>
      <text:p text:style-name="P7"><text:span text:style-name="Source_20_Text"><text:s text:c="10"/>&lt;filter&gt;</text:span></text:p>
      <text:p text:style-name="P7"><text:span text:style-name="Source_20_Text"><text:s text:c="12"/>&lt;artifact&gt;*:*&lt;/artifact&gt;</text:span></text:p>
      <text:p text:style-name="P7"><text:span text:style-name="Source_20_Text"><text:s text:c="12"/>&lt;includes&gt;</text:span></text:p>
      <text:p text:style-name="P7"><text:span text:style-name="Source_20_Text"><text:s text:c="14"/>&lt;include&gt;com/netit/**&lt;/include&gt;</text:span></text:p>
      <text:p text:style-name="P7"><text:span text:style-name="Source_20_Text"><text:s text:c="12"/>&lt;/includes&gt;</text:span></text:p>
      <text:p text:style-name="P7"><text:span text:style-name="Source_20_Text"><text:s text:c="10"/>&lt;/filter&gt;</text:span></text:p>
      <text:p text:style-name="P7"><text:span text:style-name="Source_20_Text"><text:s text:c="8"/>&lt;/filters&gt;</text:span></text:p>
      <text:p text:style-name="P7"><text:span text:style-name="Source_20_Text"><text:s text:c="6"/>&lt;/configuration&gt;</text:span></text:p>
      <text:p text:style-name="P7"><text:span text:style-name="Source_20_Text"><text:s text:c="4"/>&lt;/execution&gt;</text:span></text:p>
      <text:p text:style-name="P7"><text:span text:style-name="Source_20_Text"><text:s text:c="2"/>&lt;/executions&gt;</text:span></text:p>
      <text:p text:style-name="P7"><text:span text:style-name="Source_20_Text">&lt;/plugin&gt;</text:span></text:p>
      <text:p text:style-name="P3">Opis:</text:p>
      <text:list text:style-name="L7">
        <text:list-item>
          <text:p text:style-name="P13">Tworzy tzw. uber-jar z wszystkimi wymaganymi klasami</text:p>
        </text:list-item>
        <text:list-item>
          <text:p text:style-name="P13">ManifestResourceTransformer dodaje Main-Class do manifestu</text:p>
        </text:list-item>
        <text:list-item>
          <text:p text:style-name="P13">Filters ogranicza zawartość do pakietu com.netit</text:p>
        </text:list-item>
      </text:list>
      <text:h text:style-name="P10" text:outline-level="2"/>
      <text:h text:style-name="P10" text:outline-level="2">4.4. Exec Maven Plugin</text:h>
      <text:p text:style-name="P7"><text:span text:style-name="Source_20_Text">&lt;plugin&gt;</text:span></text:p>
      <text:p text:style-name="P7"><text:span text:style-name="Source_20_Text"><text:s text:c="2"/>&lt;groupId&gt;org.codehaus.mojo&lt;/groupId&gt;</text:span></text:p>
      <text:p text:style-name="P7"><text:span text:style-name="Source_20_Text"><text:s text:c="2"/>&lt;artifactId&gt;exec-maven-plugin&lt;/artifactId&gt;</text:span></text:p>
      <text:p text:style-name="P7"><text:span text:style-name="Source_20_Text"><text:s text:c="2"/>&lt;version&gt;3.1.0&lt;/version&gt;</text:span></text:p>
      <text:p text:style-name="P7"><text:soft-page-break/><text:span text:style-name="Source_20_Text"><text:s text:c="2"/>&lt;configuration&gt;</text:span></text:p>
      <text:p text:style-name="P7"><text:span text:style-name="Source_20_Text"><text:s text:c="4"/>&lt;mainClass&gt;com.netit.Main&lt;/mainClass&gt;</text:span></text:p>
      <text:p text:style-name="P7"><text:span text:style-name="Source_20_Text"><text:s text:c="4"/>&lt;vmArgs&gt;</text:span></text:p>
      <text:p text:style-name="P7"><text:span text:style-name="Source_20_Text"><text:s text:c="6"/>&lt;vmArg&gt;--module-path /opt/javafx-sdk-21/javafx-sdk-21.0.7/lib:target/classes&lt;/vmArg&gt;</text:span></text:p>
      <text:p text:style-name="P7"><text:span text:style-name="Source_20_Text"><text:s text:c="6"/>&lt;vmArg&gt;--add-modules javafx.controls,javafx.fxml&lt;/vmArg&gt;</text:span></text:p>
      <text:p text:style-name="P7"><text:span text:style-name="Source_20_Text"><text:s text:c="6"/>&lt;vmArg&gt;-m&lt;/vmArg&gt;</text:span></text:p>
      <text:p text:style-name="P7"><text:span text:style-name="Source_20_Text"><text:s text:c="6"/>&lt;vmArg&gt;com.netit/com.netit.Main&lt;/vmArg&gt;</text:span></text:p>
      <text:p text:style-name="P7"><text:span text:style-name="Source_20_Text"><text:s text:c="4"/>&lt;/vmArgs&gt;</text:span></text:p>
      <text:p text:style-name="P7"><text:span text:style-name="Source_20_Text"><text:s text:c="2"/>&lt;/configuration&gt;</text:span></text:p>
      <text:p text:style-name="P7"><text:span text:style-name="Source_20_Text">&lt;/plugin&gt;</text:span></text:p>
      <text:p text:style-name="P3">Opis:</text:p>
      <text:list text:style-name="L8">
        <text:list-item>
          <text:p text:style-name="P14">Umożliwia uruchomienie aplikacji przez <text:span text:style-name="Source_20_Text">mvn exec:java</text:span></text:p>
        </text:list-item>
        <text:list-item>
          <text:p text:style-name="P14">vmArgs: ścieżka modułów, dodawanie modułów JavaFX oraz wskazanie modułu głównego</text:p>
        </text:list-item>
      </text:list>
      <text:h text:style-name="P6" text:outline-level="1"><text:line-break/>Uwagi końcowe</text:h>
      <text:list text:style-name="L9">
        <text:list-item>
          <text:p text:style-name="P15">Projekt nie korzysta z zewnętrznych zależności w Maven — JavaFX jest dostarczone lokalnie.</text:p>
        </text:list-item>
        <text:list-item>
          <text:p text:style-name="P15">Ścieżka <text:span text:style-name="Source_20_Text">/opt/javafx-sdk-21/javafx-sdk-21.0.7/lib</text:span> musi istnieć na maszynie deweloperskiej.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 Light" svg:font-family="'Cantarell Ligh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09:49:23.922085063</meta:creation-date>
    <dc:date>2025-07-02T09:52:38.059234314</dc:date>
    <meta:editing-duration>PT3M15S</meta:editing-duration>
    <meta:editing-cycles>1</meta:editing-cycles>
    <meta:generator>LibreOffice/25.2.4.3$Linux_X86_64 LibreOffice_project/520$Build-3</meta:generator>
    <meta:document-statistic meta:table-count="0" meta:image-count="0" meta:object-count="0" meta:page-count="4" meta:paragraph-count="113" meta:word-count="304" meta:character-count="3807" meta:non-whitespace-character-count="3281"/>
  </office:meta>
</office:document-meta>
</file>